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68" text:anchor-type="page" text:anchor-page-number="1" svg:x="153.53mm" svg:y="275.22mm" svg:width="48.51mm" svg:height="16.9mm" draw:z-index="67">
        <draw:text-box>
          <text:section text:style-name="Sect1" text:name="Sekce67" text:protected="true">
            <text:section-source text:section-name="MasterLabel"/>
            <text:p text:style-name="Standard"/>
          </text:section>
        </draw:text-box>
      </draw:frame>
      <draw:frame draw:style-name="fr1" draw:name="Rámec67" text:anchor-type="page" text:anchor-page-number="1" svg:x="105.02mm" svg:y="275.22mm" svg:width="48.51mm" svg:height="16.9mm" draw:z-index="66">
        <draw:text-box>
          <text:section text:style-name="Sect1" text:name="Sekce66" text:protected="true">
            <text:section-source text:section-name="MasterLabel"/>
            <text:p text:style-name="Standard"/>
          </text:section>
        </draw:text-box>
      </draw:frame>
      <draw:frame draw:style-name="fr1" draw:name="Rámec66" text:anchor-type="page" text:anchor-page-number="1" svg:x="56.52mm" svg:y="275.22mm" svg:width="48.51mm" svg:height="16.9mm" draw:z-index="65">
        <draw:text-box>
          <text:section text:style-name="Sect1" text:name="Sekce65" text:protected="true">
            <text:section-source text:section-name="MasterLabel"/>
            <text:p text:style-name="Standard"/>
          </text:section>
        </draw:text-box>
      </draw:frame>
      <draw:frame draw:style-name="fr1" draw:name="Rámec65" text:anchor-type="page" text:anchor-page-number="1" svg:x="8.01mm" svg:y="275.22mm" svg:width="48.51mm" svg:height="16.9mm" draw:z-index="64">
        <draw:text-box>
          <text:section text:style-name="Sect1" text:name="Sekce64" text:protected="true">
            <text:section-source text:section-name="MasterLabel"/>
            <text:p text:style-name="Standard"/>
          </text:section>
        </draw:text-box>
      </draw:frame>
      <draw:frame draw:style-name="fr1" draw:name="Rámec64" text:anchor-type="page" text:anchor-page-number="1" svg:x="153.53mm" svg:y="258.32mm" svg:width="48.51mm" svg:height="16.9mm" draw:z-index="63">
        <draw:text-box>
          <text:section text:style-name="Sect1" text:name="Sekce63" text:protected="true">
            <text:section-source text:section-name="MasterLabel"/>
            <text:p text:style-name="Standard"/>
          </text:section>
        </draw:text-box>
      </draw:frame>
      <draw:frame draw:style-name="fr1" draw:name="Rámec63" text:anchor-type="page" text:anchor-page-number="1" svg:x="105.02mm" svg:y="258.32mm" svg:width="48.51mm" svg:height="16.9mm" draw:z-index="62">
        <draw:text-box>
          <text:section text:style-name="Sect1" text:name="Sekce62" text:protected="true">
            <text:section-source text:section-name="MasterLabel"/>
            <text:p text:style-name="Standard"/>
          </text:section>
        </draw:text-box>
      </draw:frame>
      <draw:frame draw:style-name="fr1" draw:name="Rámec62" text:anchor-type="page" text:anchor-page-number="1" svg:x="56.52mm" svg:y="258.32mm" svg:width="48.51mm" svg:height="16.9mm" draw:z-index="61">
        <draw:text-box>
          <text:section text:style-name="Sect1" text:name="Sekce61" text:protected="true">
            <text:section-source text:section-name="MasterLabel"/>
            <text:p text:style-name="Standard"/>
          </text:section>
        </draw:text-box>
      </draw:frame>
      <draw:frame draw:style-name="fr1" draw:name="Rámec61" text:anchor-type="page" text:anchor-page-number="1" svg:x="8.01mm" svg:y="258.32mm" svg:width="48.51mm" svg:height="16.9mm" draw:z-index="60">
        <draw:text-box>
          <text:section text:style-name="Sect1" text:name="Sekce60" text:protected="true">
            <text:section-source text:section-name="MasterLabel"/>
            <text:p text:style-name="Standard"/>
          </text:section>
        </draw:text-box>
      </draw:frame>
      <draw:frame draw:style-name="fr1" draw:name="Rámec60" text:anchor-type="page" text:anchor-page-number="1" svg:x="153.53mm" svg:y="241.42mm" svg:width="48.51mm" svg:height="16.9mm" draw:z-index="59">
        <draw:text-box>
          <text:section text:style-name="Sect1" text:name="Sekce59" text:protected="true">
            <text:section-source text:section-name="MasterLabel"/>
            <text:p text:style-name="Standard"/>
          </text:section>
        </draw:text-box>
      </draw:frame>
      <draw:frame draw:style-name="fr1" draw:name="Rámec59" text:anchor-type="page" text:anchor-page-number="1" svg:x="105.02mm" svg:y="241.42mm" svg:width="48.51mm" svg:height="16.9mm" draw:z-index="58">
        <draw:text-box>
          <text:section text:style-name="Sect1" text:name="Sekce58" text:protected="true">
            <text:section-source text:section-name="MasterLabel"/>
            <text:p text:style-name="Standard"/>
          </text:section>
        </draw:text-box>
      </draw:frame>
      <draw:frame draw:style-name="fr1" draw:name="Rámec58" text:anchor-type="page" text:anchor-page-number="1" svg:x="56.52mm" svg:y="241.42mm" svg:width="48.51mm" svg:height="16.9mm" draw:z-index="57">
        <draw:text-box>
          <text:section text:style-name="Sect1" text:name="Sekce57" text:protected="true">
            <text:section-source text:section-name="MasterLabel"/>
            <text:p text:style-name="Standard"/>
          </text:section>
        </draw:text-box>
      </draw:frame>
      <draw:frame draw:style-name="fr1" draw:name="Rámec57" text:anchor-type="page" text:anchor-page-number="1" svg:x="8.01mm" svg:y="241.42mm" svg:width="48.51mm" svg:height="16.9mm" draw:z-index="56">
        <draw:text-box>
          <text:section text:style-name="Sect1" text:name="Sekce56" text:protected="true">
            <text:section-source text:section-name="MasterLabel"/>
            <text:p text:style-name="Standard"/>
          </text:section>
        </draw:text-box>
      </draw:frame>
      <draw:frame draw:style-name="fr1" draw:name="Rámec56" text:anchor-type="page" text:anchor-page-number="1" svg:x="153.53mm" svg:y="224.53mm" svg:width="48.51mm" svg:height="16.9mm" draw:z-index="55">
        <draw:text-box>
          <text:section text:style-name="Sect1" text:name="Sekce55" text:protected="true">
            <text:section-source text:section-name="MasterLabel"/>
            <text:p text:style-name="Standard"/>
          </text:section>
        </draw:text-box>
      </draw:frame>
      <draw:frame draw:style-name="fr1" draw:name="Rámec55" text:anchor-type="page" text:anchor-page-number="1" svg:x="105.02mm" svg:y="224.53mm" svg:width="48.51mm" svg:height="16.9mm" draw:z-index="54">
        <draw:text-box>
          <text:section text:style-name="Sect1" text:name="Sekce54" text:protected="true">
            <text:section-source text:section-name="MasterLabel"/>
            <text:p text:style-name="Standard"/>
          </text:section>
        </draw:text-box>
      </draw:frame>
      <draw:frame draw:style-name="fr1" draw:name="Rámec54" text:anchor-type="page" text:anchor-page-number="1" svg:x="56.52mm" svg:y="224.53mm" svg:width="48.51mm" svg:height="16.9mm" draw:z-index="53">
        <draw:text-box>
          <text:section text:style-name="Sect1" text:name="Sekce53" text:protected="true">
            <text:section-source text:section-name="MasterLabel"/>
            <text:p text:style-name="Standard"/>
          </text:section>
        </draw:text-box>
      </draw:frame>
      <draw:frame draw:style-name="fr1" draw:name="Rámec53" text:anchor-type="page" text:anchor-page-number="1" svg:x="8.01mm" svg:y="224.53mm" svg:width="48.51mm" svg:height="16.9mm" draw:z-index="52">
        <draw:text-box>
          <text:section text:style-name="Sect1" text:name="Sekce52" text:protected="true">
            <text:section-source text:section-name="MasterLabel"/>
            <text:p text:style-name="Standard"/>
          </text:section>
        </draw:text-box>
      </draw:frame>
      <draw:frame draw:style-name="fr1" draw:name="Rámec52" text:anchor-type="page" text:anchor-page-number="1" svg:x="153.53mm" svg:y="207.63mm" svg:width="48.51mm" svg:height="16.9mm" draw:z-index="51">
        <draw:text-box>
          <text:section text:style-name="Sect1" text:name="Sekce51" text:protected="true">
            <text:section-source text:section-name="MasterLabel"/>
            <text:p text:style-name="Standard"/>
          </text:section>
        </draw:text-box>
      </draw:frame>
      <draw:frame draw:style-name="fr1" draw:name="Rámec51" text:anchor-type="page" text:anchor-page-number="1" svg:x="105.02mm" svg:y="207.63mm" svg:width="48.51mm" svg:height="16.9mm" draw:z-index="50">
        <draw:text-box>
          <text:section text:style-name="Sect1" text:name="Sekce50" text:protected="true">
            <text:section-source text:section-name="MasterLabel"/>
            <text:p text:style-name="Standard"/>
          </text:section>
        </draw:text-box>
      </draw:frame>
      <draw:frame draw:style-name="fr1" draw:name="Rámec50" text:anchor-type="page" text:anchor-page-number="1" svg:x="56.52mm" svg:y="207.63mm" svg:width="48.51mm" svg:height="16.9mm" draw:z-index="49">
        <draw:text-box>
          <text:section text:style-name="Sect1" text:name="Sekce49" text:protected="true">
            <text:section-source text:section-name="MasterLabel"/>
            <text:p text:style-name="Standard"/>
          </text:section>
        </draw:text-box>
      </draw:frame>
      <draw:frame draw:style-name="fr1" draw:name="Rámec49" text:anchor-type="page" text:anchor-page-number="1" svg:x="8.01mm" svg:y="207.63mm" svg:width="48.51mm" svg:height="16.9mm" draw:z-index="48">
        <draw:text-box>
          <text:section text:style-name="Sect1" text:name="Sekce48" text:protected="true">
            <text:section-source text:section-name="MasterLabel"/>
            <text:p text:style-name="Standard"/>
          </text:section>
        </draw:text-box>
      </draw:frame>
      <draw:frame draw:style-name="fr1" draw:name="Rámec48" text:anchor-type="page" text:anchor-page-number="1" svg:x="153.53mm" svg:y="190.73mm" svg:width="48.51mm" svg:height="16.9mm" draw:z-index="47">
        <draw:text-box>
          <text:section text:style-name="Sect1" text:name="Sekce47" text:protected="true">
            <text:section-source text:section-name="MasterLabel"/>
            <text:p text:style-name="Standard"/>
          </text:section>
        </draw:text-box>
      </draw:frame>
      <draw:frame draw:style-name="fr1" draw:name="Rámec47" text:anchor-type="page" text:anchor-page-number="1" svg:x="105.02mm" svg:y="190.73mm" svg:width="48.51mm" svg:height="16.9mm" draw:z-index="46">
        <draw:text-box>
          <text:section text:style-name="Sect1" text:name="Sekce46" text:protected="true">
            <text:section-source text:section-name="MasterLabel"/>
            <text:p text:style-name="Standard"/>
          </text:section>
        </draw:text-box>
      </draw:frame>
      <draw:frame draw:style-name="fr1" draw:name="Rámec46" text:anchor-type="page" text:anchor-page-number="1" svg:x="56.52mm" svg:y="190.73mm" svg:width="48.51mm" svg:height="16.9mm" draw:z-index="45">
        <draw:text-box>
          <text:section text:style-name="Sect1" text:name="Sekce45" text:protected="true">
            <text:section-source text:section-name="MasterLabel"/>
            <text:p text:style-name="Standard"/>
          </text:section>
        </draw:text-box>
      </draw:frame>
      <draw:frame draw:style-name="fr1" draw:name="Rámec45" text:anchor-type="page" text:anchor-page-number="1" svg:x="8.01mm" svg:y="190.73mm" svg:width="48.51mm" svg:height="16.9mm" draw:z-index="44">
        <draw:text-box>
          <text:section text:style-name="Sect1" text:name="Sekce44" text:protected="true">
            <text:section-source text:section-name="MasterLabel"/>
            <text:p text:style-name="Standard"/>
          </text:section>
        </draw:text-box>
      </draw:frame>
      <draw:frame draw:style-name="fr1" draw:name="Rámec44" text:anchor-type="page" text:anchor-page-number="1" svg:x="153.53mm" svg:y="173.83mm" svg:width="48.51mm" svg:height="16.9mm" draw:z-index="43">
        <draw:text-box>
          <text:section text:style-name="Sect1" text:name="Sekce43" text:protected="true">
            <text:section-source text:section-name="MasterLabel"/>
            <text:p text:style-name="Standard"/>
          </text:section>
        </draw:text-box>
      </draw:frame>
      <draw:frame draw:style-name="fr1" draw:name="Rámec43" text:anchor-type="page" text:anchor-page-number="1" svg:x="105.02mm" svg:y="173.83mm" svg:width="48.51mm" svg:height="16.9mm" draw:z-index="42">
        <draw:text-box>
          <text:section text:style-name="Sect1" text:name="Sekce42" text:protected="true">
            <text:section-source text:section-name="MasterLabel"/>
            <text:p text:style-name="Standard"/>
          </text:section>
        </draw:text-box>
      </draw:frame>
      <draw:frame draw:style-name="fr1" draw:name="Rámec42" text:anchor-type="page" text:anchor-page-number="1" svg:x="56.52mm" svg:y="173.83mm" svg:width="48.51mm" svg:height="16.9mm" draw:z-index="41">
        <draw:text-box>
          <text:section text:style-name="Sect1" text:name="Sekce41" text:protected="true">
            <text:section-source text:section-name="MasterLabel"/>
            <text:p text:style-name="Standard"/>
          </text:section>
        </draw:text-box>
      </draw:frame>
      <draw:frame draw:style-name="fr1" draw:name="Rámec41" text:anchor-type="page" text:anchor-page-number="1" svg:x="8.01mm" svg:y="173.83mm" svg:width="48.51mm" svg:height="16.9mm" draw:z-index="40">
        <draw:text-box>
          <text:section text:style-name="Sect1" text:name="Sekce40" text:protected="true">
            <text:section-source text:section-name="MasterLabel"/>
            <text:p text:style-name="Standard"/>
          </text:section>
        </draw:text-box>
      </draw:frame>
      <draw:frame draw:style-name="fr1" draw:name="Rámec40" text:anchor-type="page" text:anchor-page-number="1" svg:x="153.53mm" svg:y="156.93mm" svg:width="48.51mm" svg:height="16.9mm" draw:z-index="39">
        <draw:text-box>
          <text:section text:style-name="Sect1" text:name="Sekce39" text:protected="true">
            <text:section-source text:section-name="MasterLabel"/>
            <text:p text:style-name="Standard"/>
          </text:section>
        </draw:text-box>
      </draw:frame>
      <draw:frame draw:style-name="fr1" draw:name="Rámec39" text:anchor-type="page" text:anchor-page-number="1" svg:x="105.02mm" svg:y="156.93mm" svg:width="48.51mm" svg:height="16.9mm" draw:z-index="38">
        <draw:text-box>
          <text:section text:style-name="Sect1" text:name="Sekce38" text:protected="true">
            <text:section-source text:section-name="MasterLabel"/>
            <text:p text:style-name="Standard"/>
          </text:section>
        </draw:text-box>
      </draw:frame>
      <draw:frame draw:style-name="fr1" draw:name="Rámec38" text:anchor-type="page" text:anchor-page-number="1" svg:x="56.52mm" svg:y="156.93mm" svg:width="48.51mm" svg:height="16.9mm" draw:z-index="37">
        <draw:text-box>
          <text:section text:style-name="Sect1" text:name="Sekce37" text:protected="true">
            <text:section-source text:section-name="MasterLabel"/>
            <text:p text:style-name="Standard"/>
          </text:section>
        </draw:text-box>
      </draw:frame>
      <draw:frame draw:style-name="fr1" draw:name="Rámec37" text:anchor-type="page" text:anchor-page-number="1" svg:x="8.01mm" svg:y="156.93mm" svg:width="48.51mm" svg:height="16.9mm" draw:z-index="36">
        <draw:text-box>
          <text:section text:style-name="Sect1" text:name="Sekce36" text:protected="true">
            <text:section-source text:section-name="MasterLabel"/>
            <text:p text:style-name="Standard"/>
          </text:section>
        </draw:text-box>
      </draw:frame>
      <draw:frame draw:style-name="fr1" draw:name="Rámec36" text:anchor-type="page" text:anchor-page-number="1" svg:x="153.53mm" svg:y="140.04mm" svg:width="48.51mm" svg:height="16.9mm" draw:z-index="35">
        <draw:text-box>
          <text:section text:style-name="Sect1" text:name="Sekce35" text:protected="true">
            <text:section-source text:section-name="MasterLabel"/>
            <text:p text:style-name="Standard"/>
          </text:section>
        </draw:text-box>
      </draw:frame>
      <draw:frame draw:style-name="fr1" draw:name="Rámec35" text:anchor-type="page" text:anchor-page-number="1" svg:x="105.02mm" svg:y="140.04mm" svg:width="48.51mm" svg:height="16.9mm" draw:z-index="34">
        <draw:text-box>
          <text:section text:style-name="Sect1" text:name="Sekce34" text:protected="true">
            <text:section-source text:section-name="MasterLabel"/>
            <text:p text:style-name="Standard"/>
          </text:section>
        </draw:text-box>
      </draw:frame>
      <draw:frame draw:style-name="fr1" draw:name="Rámec34" text:anchor-type="page" text:anchor-page-number="1" svg:x="56.52mm" svg:y="140.04mm" svg:width="48.51mm" svg:height="16.9mm" draw:z-index="33">
        <draw:text-box>
          <text:section text:style-name="Sect1" text:name="Sekce33" text:protected="true">
            <text:section-source text:section-name="MasterLabel"/>
            <text:p text:style-name="Standard"/>
          </text:section>
        </draw:text-box>
      </draw:frame>
      <draw:frame draw:style-name="fr1" draw:name="Rámec33" text:anchor-type="page" text:anchor-page-number="1" svg:x="8.01mm" svg:y="140.04mm" svg:width="48.51mm" svg:height="16.9mm" draw:z-index="32">
        <draw:text-box>
          <text:section text:style-name="Sect1" text:name="Sekce32" text:protected="true">
            <text:section-source text:section-name="MasterLabel"/>
            <text:p text:style-name="Standard"/>
          </text:section>
        </draw:text-box>
      </draw:frame>
      <draw:frame draw:style-name="fr1" draw:name="Rámec32" text:anchor-type="page" text:anchor-page-number="1" svg:x="153.53mm" svg:y="123.14mm" svg:width="48.51mm" svg:height="16.9mm" draw:z-index="31">
        <draw:text-box>
          <text:section text:style-name="Sect1" text:name="Sekce31" text:protected="true">
            <text:section-source text:section-name="MasterLabel"/>
            <text:p text:style-name="Standard"/>
          </text:section>
        </draw:text-box>
      </draw:frame>
      <draw:frame draw:style-name="fr1" draw:name="Rámec31" text:anchor-type="page" text:anchor-page-number="1" svg:x="105.02mm" svg:y="123.14mm" svg:width="48.51mm" svg:height="16.9mm" draw:z-index="30">
        <draw:text-box>
          <text:section text:style-name="Sect1" text:name="Sekce30" text:protected="true">
            <text:section-source text:section-name="MasterLabel"/>
            <text:p text:style-name="Standard"/>
          </text:section>
        </draw:text-box>
      </draw:frame>
      <draw:frame draw:style-name="fr1" draw:name="Rámec30" text:anchor-type="page" text:anchor-page-number="1" svg:x="56.52mm" svg:y="123.14mm" svg:width="48.51mm" svg:height="16.9mm" draw:z-index="29">
        <draw:text-box>
          <text:section text:style-name="Sect1" text:name="Sekce29" text:protected="true">
            <text:section-source text:section-name="MasterLabel"/>
            <text:p text:style-name="Standard"/>
          </text:section>
        </draw:text-box>
      </draw:frame>
      <draw:frame draw:style-name="fr1" draw:name="Rámec29" text:anchor-type="page" text:anchor-page-number="1" svg:x="8.01mm" svg:y="123.14mm" svg:width="48.51mm" svg:height="16.9mm" draw:z-index="28">
        <draw:text-box>
          <text:section text:style-name="Sect1" text:name="Sekce28" text:protected="true">
            <text:section-source text:section-name="MasterLabel"/>
            <text:p text:style-name="Standard"/>
          </text:section>
        </draw:text-box>
      </draw:frame>
      <draw:frame draw:style-name="fr1" draw:name="Rámec28" text:anchor-type="page" text:anchor-page-number="1" svg:x="153.53mm" svg:y="106.24mm" svg:width="48.51mm" svg:height="16.9mm" draw:z-index="27">
        <draw:text-box>
          <text:section text:style-name="Sect1" text:name="Sekce27" text:protected="true">
            <text:section-source text:section-name="MasterLabel"/>
            <text:p text:style-name="Standard"/>
          </text:section>
        </draw:text-box>
      </draw:frame>
      <draw:frame draw:style-name="fr1" draw:name="Rámec27" text:anchor-type="page" text:anchor-page-number="1" svg:x="105.02mm" svg:y="106.24mm" svg:width="48.51mm" svg:height="16.9mm" draw:z-index="26">
        <draw:text-box>
          <text:section text:style-name="Sect1" text:name="Sekce26" text:protected="true">
            <text:section-source text:section-name="MasterLabel"/>
            <text:p text:style-name="Standard"/>
          </text:section>
        </draw:text-box>
      </draw:frame>
      <draw:frame draw:style-name="fr1" draw:name="Rámec26" text:anchor-type="page" text:anchor-page-number="1" svg:x="56.52mm" svg:y="106.24mm" svg:width="48.51mm" svg:height="16.9mm" draw:z-index="25">
        <draw:text-box>
          <text:section text:style-name="Sect1" text:name="Sekce25" text:protected="true">
            <text:section-source text:section-name="MasterLabel"/>
            <text:p text:style-name="Standard"/>
          </text:section>
        </draw:text-box>
      </draw:frame>
      <draw:frame draw:style-name="fr1" draw:name="Rámec25" text:anchor-type="page" text:anchor-page-number="1" svg:x="8.01mm" svg:y="106.24mm" svg:width="48.51mm" svg:height="16.9mm" draw:z-index="24">
        <draw:text-box>
          <text:section text:style-name="Sect1" text:name="Sekce24" text:protected="true">
            <text:section-source text:section-name="MasterLabel"/>
            <text:p text:style-name="Standard"/>
          </text:section>
        </draw:text-box>
      </draw:frame>
      <draw:frame draw:style-name="fr1" draw:name="Rámec24" text:anchor-type="page" text:anchor-page-number="1" svg:x="153.53mm" svg:y="89.34mm" svg:width="48.51mm" svg:height="16.9mm" draw:z-index="23">
        <draw:text-box>
          <text:section text:style-name="Sect1" text:name="Sekce23" text:protected="true">
            <text:section-source text:section-name="MasterLabel"/>
            <text:p text:style-name="Standard"/>
          </text:section>
        </draw:text-box>
      </draw:frame>
      <draw:frame draw:style-name="fr1" draw:name="Rámec23" text:anchor-type="page" text:anchor-page-number="1" svg:x="105.02mm" svg:y="89.34mm" svg:width="48.51mm" svg:height="16.9mm" draw:z-index="22">
        <draw:text-box>
          <text:section text:style-name="Sect1" text:name="Sekce22" text:protected="true">
            <text:section-source text:section-name="MasterLabel"/>
            <text:p text:style-name="Standard"/>
          </text:section>
        </draw:text-box>
      </draw:frame>
      <draw:frame draw:style-name="fr1" draw:name="Rámec22" text:anchor-type="page" text:anchor-page-number="1" svg:x="56.52mm" svg:y="89.34mm" svg:width="48.51mm" svg:height="16.9mm" draw:z-index="21">
        <draw:text-box>
          <text:section text:style-name="Sect1" text:name="Sekce21" text:protected="true">
            <text:section-source text:section-name="MasterLabel"/>
            <text:p text:style-name="Standard"/>
          </text:section>
        </draw:text-box>
      </draw:frame>
      <draw:frame draw:style-name="fr1" draw:name="Rámec21" text:anchor-type="page" text:anchor-page-number="1" svg:x="8.01mm" svg:y="89.34mm" svg:width="48.51mm" svg:height="16.9mm" draw:z-index="20">
        <draw:text-box>
          <text:section text:style-name="Sect1" text:name="Sekce20" text:protected="true">
            <text:section-source text:section-name="MasterLabel"/>
            <text:p text:style-name="Standard"/>
          </text:section>
        </draw:text-box>
      </draw:frame>
      <draw:frame draw:style-name="fr1" draw:name="Rámec20" text:anchor-type="page" text:anchor-page-number="1" svg:x="153.53mm" svg:y="72.44mm" svg:width="48.51mm" svg:height="16.9mm" draw:z-index="19">
        <draw:text-box>
          <text:section text:style-name="Sect1" text:name="Sekce19" text:protected="true">
            <text:section-source text:section-name="MasterLabel"/>
            <text:p text:style-name="Standard"/>
          </text:section>
        </draw:text-box>
      </draw:frame>
      <draw:frame draw:style-name="fr1" draw:name="Rámec19" text:anchor-type="page" text:anchor-page-number="1" svg:x="105.02mm" svg:y="72.44mm" svg:width="48.51mm" svg:height="16.9mm" draw:z-index="18">
        <draw:text-box>
          <text:section text:style-name="Sect1" text:name="Sekce18" text:protected="true">
            <text:section-source text:section-name="MasterLabel"/>
            <text:p text:style-name="Standard"/>
          </text:section>
        </draw:text-box>
      </draw:frame>
      <draw:frame draw:style-name="fr1" draw:name="Rámec18" text:anchor-type="page" text:anchor-page-number="1" svg:x="56.52mm" svg:y="72.44mm" svg:width="48.51mm" svg:height="16.9mm" draw:z-index="17">
        <draw:text-box>
          <text:section text:style-name="Sect1" text:name="Sekce17" text:protected="true">
            <text:section-source text:section-name="MasterLabel"/>
            <text:p text:style-name="Standard"/>
          </text:section>
        </draw:text-box>
      </draw:frame>
      <draw:frame draw:style-name="fr1" draw:name="Rámec17" text:anchor-type="page" text:anchor-page-number="1" svg:x="8.01mm" svg:y="72.44mm" svg:width="48.51mm" svg:height="16.9mm" draw:z-index="16">
        <draw:text-box>
          <text:section text:style-name="Sect1" text:name="Sekce16" text:protected="true">
            <text:section-source text:section-name="MasterLabel"/>
            <text:p text:style-name="Standard"/>
          </text:section>
        </draw:text-box>
      </draw:frame>
      <draw:frame draw:style-name="fr1" draw:name="Rámec16" text:anchor-type="page" text:anchor-page-number="1" svg:x="153.53mm" svg:y="55.54mm" svg:width="48.51mm" svg:height="16.9mm" draw:z-index="15">
        <draw:text-box>
          <text:section text:style-name="Sect1" text:name="Sekce15" text:protected="true">
            <text:section-source text:section-name="MasterLabel"/>
            <text:p text:style-name="Standard"/>
          </text:section>
        </draw:text-box>
      </draw:frame>
      <draw:frame draw:style-name="fr1" draw:name="Rámec15" text:anchor-type="page" text:anchor-page-number="1" svg:x="105.02mm" svg:y="55.54mm" svg:width="48.51mm" svg:height="16.9mm" draw:z-index="14">
        <draw:text-box>
          <text:section text:style-name="Sect1" text:name="Sekce14" text:protected="true">
            <text:section-source text:section-name="MasterLabel"/>
            <text:p text:style-name="Standard"/>
          </text:section>
        </draw:text-box>
      </draw:frame>
      <draw:frame draw:style-name="fr1" draw:name="Rámec14" text:anchor-type="page" text:anchor-page-number="1" svg:x="56.52mm" svg:y="55.54mm" svg:width="48.51mm" svg:height="16.9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8.01mm" svg:y="55.54mm" svg:width="48.51mm" svg:height="16.9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153.53mm" svg:y="38.65mm" svg:width="48.51mm" svg:height="16.9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105.02mm" svg:y="38.65mm" svg:width="48.51mm" svg:height="16.9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56.52mm" svg:y="38.65mm" svg:width="48.51mm" svg:height="16.9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8.01mm" svg:y="38.65mm" svg:width="48.51mm" svg:height="16.9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153.53mm" svg:y="21.75mm" svg:width="48.51mm" svg:height="16.9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105.02mm" svg:y="21.75mm" svg:width="48.51mm" svg:height="16.9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56.52mm" svg:y="21.75mm" svg:width="48.51mm" svg:height="16.9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8.01mm" svg:y="21.75mm" svg:width="48.51mm" svg:height="16.9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53.53mm" svg:y="4.85mm" svg:width="48.51mm" svg:height="16.9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105.02mm" svg:y="4.85mm" svg:width="48.51mm" svg:height="16.9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56.52mm" svg:y="4.85mm" svg:width="48.51mm" svg:height="16.9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8.01mm" svg:y="4.85mm" svg:width="48.51mm" svg:height="16.9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48.51mm" svg:height="16.9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4.85mm" fo:margin-bottom="0mm" fo:margin-left="8.01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4T12:22:17.176000000</meta:creation-date>
    <meta:editing-cycles>1</meta:editing-cycles>
    <meta:editing-duration>PT24S</meta:editing-duration>
    <dc:title>Rayfim 0201</dc:title>
    <dc:date>2022-08-24T12:22:40.082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